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8cm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798cm"/>
    </style:style>
    <style:style style:name="gr6" style:family="graphic" style:parent-style-name="standard">
      <style:graphic-properties draw:stroke="none" svg:stroke-color="#000000" draw:fill="none" draw:fill-color="#ffffff" fo:min-height="2.769cm"/>
    </style:style>
    <style:style style:name="gr7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286cm"/>
    </style:style>
    <style:style style:name="P1" style:family="paragraph">
      <style:text-properties fo:color="#ffffff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ffff" fo:font-size="18pt" style:font-size-asian="18pt" style:font-size-complex="18pt"/>
    </style:style>
    <style:style style:name="P5" style:family="paragraph">
      <style:paragraph-properties fo:text-align="center"/>
      <style:text-properties fo:color="#0084d1" fo:font-size="18pt" style:font-size-asian="18pt" style:font-size-complex="18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0084d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44cm" svg:height="2.028cm" svg:x="6.319cm" svg:y="14.012cm">
          <draw:text-box>
            <text:p/>
          </draw:text-box>
        </draw:frame>
        <draw:custom-shape draw:style-name="gr2" draw:text-style-name="P2" draw:layer="layout" svg:width="9.652cm" svg:height="6.35cm" svg:x="9.001cm" svg:y="13.06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763cm" svg:height="0.962cm" svg:x="10.525cm" svg:y="15.605cm">
          <draw:text-box>
            <text:p text:style-name="P3"><text:span text:style-name="T1">CIC Decimation Filter</text:span></text:p>
          </draw:text-box>
        </draw:frame>
        <draw:line draw:style-name="gr4" draw:text-style-name="P2" draw:layer="layout" svg:x1="3.286cm" svg:y1="16.367cm" svg:x2="9.001cm" svg:y2="16.367cm">
          <text:p/>
        </draw:line>
        <draw:line draw:style-name="gr4" draw:text-style-name="P2" draw:layer="layout" svg:x1="18.653cm" svg:y1="16.367cm" svg:x2="24.368cm" svg:y2="16.367cm">
          <text:p/>
        </draw:line>
        <draw:frame draw:style-name="gr5" draw:text-style-name="P5" draw:layer="layout" svg:width="6.477cm" svg:height="3.048cm" svg:x="2.905cm" svg:y="14.843cm">
          <draw:text-box>
            <text:p text:style-name="P2"><text:span text:style-name="T2">Signed complex </text:span></text:p>
            <text:p text:style-name="P2"><text:span text:style-name="T2">samples</text:span></text:p>
            <text:p text:style-name="P2"><text:span text:style-name="T2">input</text:span></text:p>
          </draw:text-box>
        </draw:frame>
        <draw:frame draw:style-name="gr6" draw:text-style-name="P5" draw:layer="layout" svg:width="6.477cm" svg:height="3.019cm" svg:x="18.145cm" svg:y="14.745cm">
          <draw:text-box>
            <text:p text:style-name="P2"><text:span text:style-name="T2">Signed complex </text:span></text:p>
            <text:p text:style-name="P2"><text:span text:style-name="T2">samples</text:span></text:p>
            <text:p text:style-name="P2"><text:span text:style-name="T2">output</text:span></text:p>
          </draw:text-box>
        </draw:frame>
        <draw:line draw:style-name="gr7" draw:text-style-name="P2" draw:layer="layout" svg:x1="13.7cm" svg:y1="10.779cm" svg:x2="13.7cm" svg:y2="13.065cm">
          <text:p/>
        </draw:line>
        <draw:frame draw:style-name="gr8" draw:text-style-name="P5" draw:layer="layout" svg:width="9.652cm" svg:height="2.536cm" svg:x="8.874cm" svg:y="8.239cm">
          <draw:text-box>
            <text:p text:style-name="P2"><text:span text:style-name="T2">N, M, R, ACC_WIDTH,</text:span></text:p>
            <text:p text:style-name="P2"><text:span text:style-name="T2">DIN_WIDTH, </text:span><text:span text:style-name="T2">DOUT_WIDTH,</text:span></text:p>
            <text:p text:style-name="P2"><text:span text:style-name="T2">messageSiz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1T10:49:34.268398460</meta:creation-date>
    <dc:date>2016-02-18T09:13:41.416221730</dc:date>
    <meta:editing-duration>PT1H3M14S</meta:editing-duration>
    <meta:editing-cycles>20</meta:editing-cycles>
    <meta:generator>LibreOffice/4.3.7.2$Linux_X86_64 LibreOffice_project/430$Build-2</meta:generator>
    <meta:document-statistic meta:object-count="9"/>
  </office:meta>
</office:document-meta>
</file>